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/>
    </style:style>
    <style:style style:name="T1" style:family="text">
      <style:text-properties fo:color="#ff00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u sou o Deus</text:p>
      <text:p text:style-name="Standard">Intro: <text:s/>A C#m D E A E</text:p>
      <text:p text:style-name="Standard"/>
      <text:p text:style-name="Standard"/>
      <text:section text:style-name="Sect1" text:name="Seção1">
        <text:p text:style-name="Standard"><text:tab/> <text:s text:c="3"/><text:span text:style-name="T1">A</text:span><text:tab/><text:tab/><text:tab/> <text:s/></text:p>
        <text:p text:style-name="Standard">Eu sou o Deus de todas as tribos,</text:p>
        <text:p text:style-name="Standard"><text:tab/><text:span text:style-name="T1"> <text:s text:c="2"/>C#m</text:span><text:line-break/>Eu sou o Deus de Israel,</text:p>
        <text:p text:style-name="Standard"><text:tab/> <text:s text:c="3"/><text:span text:style-name="T1"><text:s/>D<text:tab/> <text:s text:c="6"/>E <text:s/><text:tab/> <text:s text:c="12"/>A <text:s text:c="5"/>E</text:span><text:line-break/>Eu sou o Deus de todas as nações,</text:p>
        <text:p text:style-name="Standard"><text:tab/> <text:s text:c="3"/><text:span text:style-name="T1">A</text:span><text:line-break/>Eu sou o Deus que te sara,</text:p>
        <text:p text:style-name="Standard"><text:tab/> <text:s text:c="2"/><text:span text:style-name="T1"><text:s/>C#m</text:span><text:line-break/>Eu sou o Deus que te levanta,</text:p>
        <text:p text:style-name="Standard"><text:tab/> <text:s text:c="2"/><text:span text:style-name="T1">D</text:span> <text:s text:c="16"/><text:span text:style-name="T1">E</text:span><text:tab/> <text:s text:c="6"/><text:span text:style-name="T1">A</text:span> <text:s text:c="4"/><text:span text:style-name="T1">A9</text:span> <text:s text:c="9"/><text:line-break/>Eu sou o Deus que te faz prevalecer.</text:p>
        <text:p text:style-name="Standard"/>
        <text:p text:style-name="Standard"><text:s text:c="12"/><text:span text:style-name="T1">D</text:span> <text:s text:c="13"/><text:span text:style-name="T1">E</text:span> <text:s text:c="11"/><text:span text:style-name="T1">C#m </text:span><text:s text:c="6"/><text:span text:style-name="T1">F#m</text:span> <text:s text:c="4"/><text:line-break/>Com amor eterno eu Te amei (Eu te amo) <text:s/></text:p>
        <text:p text:style-name="Standard"><text:tab/> <text:s text:c="4"/><text:span text:style-name="T1">Bm </text:span><text:s text:c="13"/><text:span text:style-name="T1">E</text:span> <text:s text:c="6"/><text:span text:style-name="T1">A</text:span> <text:s text:c="9"/><text:span text:style-name="T1">A9</text:span> <text:s text:c="4"/>} 2 x<text:line-break/>Com bondade eu Te atrai. (Eu te atrai) <text:s text:c="6"/><text:tab/></text:p>
        <text:p text:style-name="Standard"/>
        <text:p text:style-name="Standard"><text:tab/> <text:s text:c="2"/><text:span text:style-name="T1"><text:s/>A</text:span></text:p>
        <text:p text:style-name="Standard">Eu sou o Deus que falo,</text:p>
        <text:p text:style-name="Standard"><text:tab/> <text:s text:c="3"/><text:span text:style-name="T1">C#m</text:span><text:line-break/>Eu sou o Deus que ouço,</text:p>
        <text:p text:style-name="Standard"><text:tab/> <text:s text:c="3"/><text:span text:style-name="T1">Bm<text:tab/></text:span><text:tab/> <text:s text:c="2"/><text:span text:style-name="T1">E</text:span><text:line-break/>Eu sou o Deus que vejo</text:p>
        <text:p text:style-name="Standard"><text:tab/> <text:s text:c="9"/><text:span text:style-name="T1">A <text:s/></text:span><text:s text:c="7"/><text:span text:style-name="T1"><text:s/>E</text:span><text:line-break/>Tuas necessidades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DejaVu Sans Condensed" style:font-size-complex="18pt" style:font-weight-complex="bold"/>
    </style:style>
    <style:style style:name="Heading_20_6" style:display-name="Heading 6" style:family="paragraph" style:parent-style-name="Title" style:next-style-name="Text_20_body" style:default-outline-level="6" style:list-style-name="" style:class="text">
      <style:text-properties style:font-name="Times New Roman" fo:font-size="7pt" fo:font-weight="bold" style:font-name-asian="Droid Sans Fallback" style:font-size-asian="7pt" style:font-weight-asian="bold" style:font-name-complex="DejaVu Sans Condensed" style:font-size-complex="7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DejaVu Sans Condensed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8T08:45:50</meta:creation-date>
    <dc:date>2016-03-28T12:34:54</dc:date>
    <meta:editing-duration>PT17M33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16" meta:word-count="121" meta:character-count="679"/>
  </office:meta>
</office:document-meta>
</file>